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351203"/>
          <table:table-cell office:value-type="float" office:value="0.09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1.0"/>
          <table:table-cell office:value-type="float" office:value="204.0"/>
          <table:table-cell office:value-type="float" office:value="6223.0"/>
          <table:table-cell office:value-type="float" office:value="18182.0"/>
          <table:table-cell office:value-type="float" office:value="87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.80719"/>
          <table:table-cell office:value-type="float" office:value="1.565"/>
          <table:table-cell office:value-type="float" office:value="1.5"/>
          <table:table-cell office:value-type="float" office:value="90513.0"/>
          <table:table-cell office:value-type="float" office:value="0.0"/>
          <table:table-cell office:value-type="float" office:value="148.0"/>
          <table:table-cell office:value-type="float" office:value="13622.0"/>
          <table:table-cell office:value-type="float" office:value="104148.0"/>
          <table:table-cell office:value-type="float" office:value="6223.0"/>
          <table:table-cell office:value-type="float" office:value="18182.0"/>
          <table:table-cell office:value-type="float" office:value="92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72.439"/>
          <table:table-cell office:value-type="float" office:value="172.203"/>
          <table:table-cell office:value-type="float" office:value="172.14"/>
          <table:table-cell office:value-type="float" office:value="8004754.0"/>
          <table:table-cell office:value-type="float" office:value="0.0"/>
          <table:table-cell office:value-type="float" office:value="16382.0"/>
          <table:table-cell office:value-type="float" office:value="2135744.0"/>
          <table:table-cell office:value-type="float" office:value="10140715.0"/>
          <table:table-cell office:value-type="float" office:value="5494.0"/>
          <table:table-cell office:value-type="float" office:value="15704.0"/>
          <table:table-cell office:value-type="float" office:value="105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2.0"/>
          <table:table-cell office:value-type="float" office:value="13647.0"/>
          <table:table-cell office:value-type="float" office:value="9451.0"/>
          <table:table-cell office:value-type="float" office:value="8305.0"/>
          <table:table-cell office:value-type="float" office:value="10886.0"/>
          <table:table-cell office:value-type="float" office:value="36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6136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1365"/>
          <table:table-cell office:value-type="float" office:value="0.0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742.0"/>
          <table:table-cell office:value-type="float" office:value="9353.0"/>
          <table:table-cell office:value-type="float" office:value="726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96297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0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84.0"/>
          <table:table-cell office:value-type="float" office:value="8627.0"/>
          <table:table-cell office:value-type="float" office:value="645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6.6999"/>
          <table:table-cell office:value-type="float" office:value="16.487"/>
          <table:table-cell office:value-type="float" office:value="16.39"/>
          <table:table-cell office:value-type="float" office:value="548125.0"/>
          <table:table-cell office:value-type="float" office:value="0.0"/>
          <table:table-cell office:value-type="float" office:value="253.0"/>
          <table:table-cell office:value-type="float" office:value="20898.0"/>
          <table:table-cell office:value-type="float" office:value="569284.0"/>
          <table:table-cell office:value-type="float" office:value="6223.0"/>
          <table:table-cell office:value-type="float" office:value="18192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63.991"/>
          <table:table-cell office:value-type="float" office:value="363.721"/>
          <table:table-cell office:value-type="float" office:value="363.65"/>
          <table:table-cell office:value-type="float" office:value="22140998.0"/>
          <table:table-cell office:value-type="float" office:value="0.0"/>
          <table:table-cell office:value-type="float" office:value="10734.0"/>
          <table:table-cell office:value-type="float" office:value="1426410.0"/>
          <table:table-cell office:value-type="float" office:value="23567407.0"/>
          <table:table-cell office:value-type="float" office:value="6223.0"/>
          <table:table-cell office:value-type="float" office:value="18192.0"/>
          <table:table-cell office:value-type="float" office:value="92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681.476"/>
          <table:table-cell office:value-type="float" office:value="681.189"/>
          <table:table-cell office:value-type="float" office:value="681.13"/>
          <table:table-cell office:value-type="float" office:value="41693400.0"/>
          <table:table-cell office:value-type="float" office:value="0.0"/>
          <table:table-cell office:value-type="float" office:value="87797.0"/>
          <table:table-cell office:value-type="float" office:value="13802713.0"/>
          <table:table-cell office:value-type="float" office:value="55496144.0"/>
          <table:table-cell office:value-type="float" office:value="5494.0"/>
          <table:table-cell office:value-type="float" office:value="15714.0"/>
          <table:table-cell office:value-type="float" office:value="91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2.0"/>
          <table:table-cell office:value-type="float" office:value="13647.0"/>
          <table:table-cell office:value-type="float" office:value="9451.0"/>
          <table:table-cell office:value-type="float" office:value="8305.0"/>
          <table:table-cell office:value-type="float" office:value="10886.0"/>
          <table:table-cell office:value-type="float" office:value="36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35705"/>
          <table:table-cell office:value-type="float" office:value="4.104"/>
          <table:table-cell office:value-type="float" office:value="4.01"/>
          <table:table-cell office:value-type="float" office:value="213984.0"/>
          <table:table-cell office:value-type="float" office:value="0.0"/>
          <table:table-cell office:value-type="float" office:value="206.0"/>
          <table:table-cell office:value-type="float" office:value="29309.0"/>
          <table:table-cell office:value-type="float" office:value="243381.0"/>
          <table:table-cell office:value-type="float" office:value="6223.0"/>
          <table:table-cell office:value-type="float" office:value="18190.0"/>
          <table:table-cell office:value-type="float" office:value="92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77.6919"/>
          <table:table-cell office:value-type="float" office:value="77.454"/>
          <table:table-cell office:value-type="float" office:value="77.35"/>
          <table:table-cell office:value-type="float" office:value="4835557.0"/>
          <table:table-cell office:value-type="float" office:value="0.0"/>
          <table:table-cell office:value-type="float" office:value="2730.0"/>
          <table:table-cell office:value-type="float" office:value="323293.0"/>
          <table:table-cell office:value-type="float" office:value="5158929.0"/>
          <table:table-cell office:value-type="float" office:value="6223.0"/>
          <table:table-cell office:value-type="float" office:value="18190.0"/>
          <table:table-cell office:value-type="float" office:value="92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121.351"/>
          <table:table-cell office:value-type="float" office:value="121.109"/>
          <table:table-cell office:value-type="float" office:value="121.05"/>
          <table:table-cell office:value-type="float" office:value="6747300.0"/>
          <table:table-cell office:value-type="float" office:value="0.0"/>
          <table:table-cell office:value-type="float" office:value="16451.0"/>
          <table:table-cell office:value-type="float" office:value="2661110.0"/>
          <table:table-cell office:value-type="float" office:value="9408425.0"/>
          <table:table-cell office:value-type="float" office:value="5494.0"/>
          <table:table-cell office:value-type="float" office:value="15712.0"/>
          <table:table-cell office:value-type="float" office:value="91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2.0"/>
          <table:table-cell office:value-type="float" office:value="13647.0"/>
          <table:table-cell office:value-type="float" office:value="9451.0"/>
          <table:table-cell office:value-type="float" office:value="8305.0"/>
          <table:table-cell office:value-type="float" office:value="10886.0"/>
          <table:table-cell office:value-type="float" office:value="36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7764"/>
          <table:table-cell office:value-type="float" office:value="2.725"/>
          <table:table-cell office:value-type="float" office:value="2.66"/>
          <table:table-cell office:value-type="float" office:value="95975.0"/>
          <table:table-cell office:value-type="float" office:value="0.0"/>
          <table:table-cell office:value-type="float" office:value="339.0"/>
          <table:table-cell office:value-type="float" office:value="38577.0"/>
          <table:table-cell office:value-type="float" office:value="134673.0"/>
          <table:table-cell office:value-type="float" office:value="6223.0"/>
          <table:table-cell office:value-type="float" office:value="18183.0"/>
          <table:table-cell office:value-type="float" office:value="92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.43483"/>
          <table:table-cell office:value-type="float" office:value="3.173"/>
          <table:table-cell office:value-type="float" office:value="3.1"/>
          <table:table-cell office:value-type="float" office:value="167078.0"/>
          <table:table-cell office:value-type="float" office:value="0.0"/>
          <table:table-cell office:value-type="float" office:value="167.0"/>
          <table:table-cell office:value-type="float" office:value="14307.0"/>
          <table:table-cell office:value-type="float" office:value="181407.0"/>
          <table:table-cell office:value-type="float" office:value="6223.0"/>
          <table:table-cell office:value-type="float" office:value="18183.0"/>
          <table:table-cell office:value-type="float" office:value="92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962.0"/>
          <table:table-cell office:value-type="float" office:value="15201.0"/>
          <table:table-cell office:value-type="float" office:value="10441.0"/>
          <table:table-cell office:value-type="float" office:value="9405.0"/>
          <table:table-cell office:value-type="float" office:value="10549.0"/>
          <table:table-cell office:value-type="float" office:value="60.0"/>
          <table:table-cell office:value-type="float" office:value="354.457"/>
          <table:table-cell office:value-type="float" office:value="354.18"/>
          <table:table-cell office:value-type="float" office:value="354.13"/>
          <table:table-cell office:value-type="float" office:value="22329990.0"/>
          <table:table-cell office:value-type="float" office:value="0.0"/>
          <table:table-cell office:value-type="float" office:value="32766.0"/>
          <table:table-cell office:value-type="float" office:value="5211903.0"/>
          <table:table-cell office:value-type="float" office:value="27541938.0"/>
          <table:table-cell office:value-type="float" office:value="5494.0"/>
          <table:table-cell office:value-type="float" office:value="15705.0"/>
          <table:table-cell office:value-type="float" office:value="918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152.0"/>
          <table:table-cell office:value-type="float" office:value="13647.0"/>
          <table:table-cell office:value-type="float" office:value="9451.0"/>
          <table:table-cell office:value-type="float" office:value="8305.0"/>
          <table:table-cell office:value-type="float" office:value="10886.0"/>
          <table:table-cell office:value-type="float" office:value="36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